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Links" style:family="table">
      <style:table-properties style:width="17cm" table:align="margins"/>
    </style:style>
    <style:style style:name="Links.A" style:family="table-column">
      <style:table-column-properties style:column-width="8.5cm" style:rel-column-width="32767*"/>
    </style:style>
    <style:style style:name="Links.B" style:family="table-column">
      <style:table-column-properties style:column-width="8.5cm" style:rel-column-width="32768*"/>
    </style:style>
    <style:style style:name="Links.A1" style:family="table-cell">
      <style:table-cell-properties fo:padding="0.097cm" fo:border-left="0.05pt solid #000000" fo:border-right="none" fo:border-top="0.05pt solid #000000" fo:border-bottom="0.05pt solid #000000"/>
    </style:style>
    <style:style style:name="Links.B1" style:family="table-cell">
      <style:table-cell-properties fo:padding="0.097cm" fo:border="0.05pt solid #000000"/>
    </style:style>
    <style:style style:name="Links.A2" style:family="table-cell">
      <style:table-cell-properties fo:padding="0.097cm" fo:border-left="0.05pt solid #000000" fo:border-right="none" fo:border-top="none" fo:border-bottom="0.05pt solid #000000"/>
    </style:style>
    <style:style style:name="Link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background-color="transparent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Bei diesem Dokument handelt es sich um eine Dokumentation der URLs der Cafeteria-Website. Die Dokumentation erfolgt in Form einer Zuordnung Aktion → URL.</text:p>
      <text:p text:style-name="Text_20_body">Anmerkung: Diese Dokumentation ist keinesfalls vollständig, es werden lediglich für Benutzer relevante URLs dokumentiert. Auf System-URLs, die für die Funktionsweise der Website notwendig sind, wird verzichtet.</text:p>
      <text:p text:style-name="Text_20_body"/>
      <table:table table:name="Links" table:style-name="Links">
        <table:table-column table:style-name="Links.A"/>
        <table:table-column table:style-name="Links.B"/>
        <table:table-row>
          <table:table-cell table:style-name="Links.A1" office:value-type="string">
            <text:p text:style-name="Table_20_Contents">Aktion</text:p>
          </table:table-cell>
          <table:table-cell table:style-name="Links.B1" office:value-type="string">
            <text:p text:style-name="Table_20_Contents">URL</text:p>
          </table:table-cell>
        </table:table-row>
        <table:table-row>
          <table:table-cell table:style-name="Links.A2" office:value-type="string">
            <text:p text:style-name="Table_20_Contents">Login (/F0020/)</text:p>
          </table:table-cell>
          <table:table-cell table:style-name="Links.B2" office:value-type="string">
            <text:p text:style-name="Table_20_Contents">/login</text:p>
            <text:p text:style-name="Table_20_Contents">/ (wenn nicht angemeldet)</text:p>
          </table:table-cell>
        </table:table-row>
        <table:table-row>
          <table:table-cell table:style-name="Links.A2" office:value-type="string">
            <text:p text:style-name="Table_20_Contents">Logout (/F0030/)</text:p>
          </table:table-cell>
          <table:table-cell table:style-name="Links.B2" office:value-type="string">
            <text:p text:style-name="Table_20_Contents">/login/logout</text:p>
          </table:table-cell>
        </table:table-row>
        <table:table-row>
          <table:table-cell table:style-name="Links.A2" office:value-type="string">
            <text:p text:style-name="Table_20_Contents">Anzeigen persönlicher Daten (/F0110/)</text:p>
          </table:table-cell>
          <table:table-cell table:style-name="Links.B2" office:value-type="string">
            <text:p text:style-name="P1">/users/edit</text:p>
          </table:table-cell>
        </table:table-row>
        <table:table-row>
          <table:table-cell table:style-name="Links.A2" office:value-type="string">
            <text:p text:style-name="Table_20_Contents">Ändern persönlicher Daten (/F0120/)</text:p>
          </table:table-cell>
          <table:table-cell table:style-name="Links.B2" office:value-type="string">
            <text:p text:style-name="Table_20_Contents">/profile/edit</text:p>
          </table:table-cell>
        </table:table-row>
        <table:table-row>
          <table:table-cell table:style-name="Links.A2" office:value-type="string">
            <text:p text:style-name="P1">Kontaktliste</text:p>
          </table:table-cell>
          <table:table-cell table:style-name="Links.B2" office:value-type="string">
            <text:p text:style-name="Table_20_Contents">/contacts</text:p>
          </table:table-cell>
        </table:table-row>
        <table:table-row>
          <table:table-cell table:style-name="Links.A2" office:value-type="string">
            <text:p text:style-name="P1">Liste der an einem Tag verfügbaren Nutzer (/F0230/)</text:p>
          </table:table-cell>
          <table:table-cell table:style-name="Links.B2" office:value-type="string">
            <text:p text:style-name="P1">/contacts/only/&lt;<text:span text:style-name="T1">Datum im Format Y-m-d</text:span></text:p>
          </table:table-cell>
        </table:table-row>
        <table:table-row>
          <table:table-cell table:style-name="Links.A2" office:value-type="string">
            <text:p text:style-name="Table_20_Contents">Dienstplan anzeigen</text:p>
          </table:table-cell>
          <table:table-cell table:style-name="Links.B2" office:value-type="string">
            <text:p text:style-name="Table_20_Contents">/plan</text:p>
            <text:p text:style-name="Table_20_Contents">/ (wenn angemeldet)</text:p>
          </table:table-cell>
        </table:table-row>
        <table:table-row>
          <table:table-cell table:style-name="Links.A2" office:value-type="string">
            <text:p text:style-name="Table_20_Contents">Monatsansicht des Dienstplans (/F0280)</text:p>
          </table:table-cell>
          <table:table-cell table:style-name="Links.B2" office:value-type="string">
            <text:p text:style-name="Table_20_Contents">/plan/month/&lt;Jahr&gt;/&lt;Monat&gt;</text:p>
          </table:table-cell>
        </table:table-row>
        <table:table-row>
          <table:table-cell table:style-name="Links.A2" office:value-type="string">
            <text:p text:style-name="Table_20_Contents">Changelog</text:p>
          </table:table-cell>
          <table:table-cell table:style-name="Links.B2" office:value-type="string">
            <text:p text:style-name="Table_20_Contents">/changelogs</text:p>
          </table:table-cell>
        </table:table-row>
        <table:table-row>
          <table:table-cell table:style-name="Links.A2" office:value-type="string">
            <text:p text:style-name="Table_20_Contents">Changelog mit variierter Ergebnisanzahl</text:p>
          </table:table-cell>
          <table:table-cell table:style-name="Links.B2" office:value-type="string">
            <text:p text:style-name="Table_20_Contents">/changelogs/index/&lt;Anzahl&gt;</text:p>
          </table:table-cell>
        </table:table-row>
        <table:table-row>
          <table:table-cell table:style-name="Links.A2" office:value-type="string">
            <text:p text:style-name="Table_20_Contents">Rundmailseite</text:p>
          </table:table-cell>
          <table:table-cell table:style-name="Links.B2" office:value-type="string">
            <text:p text:style-name="Table_20_Contents">/mail</text:p>
          </table:table-cell>
        </table:table-row>
        <table:table-row>
          <table:table-cell table:style-name="Links.A2" office:value-type="string">
            <text:p text:style-name="Table_20_Contents">Benutzerverwaltung (/F0430/)</text:p>
          </table:table-cell>
          <table:table-cell table:style-name="Links.B2" office:value-type="string">
            <text:p text:style-name="Table_20_Contents">/users</text:p>
          </table:table-cell>
        </table:table-row>
        <table:table-row>
          <table:table-cell table:style-name="Links.A2" office:value-type="string">
            <text:p text:style-name="Table_20_Contents">Benutzer anlegen (/F0431/)</text:p>
          </table:table-cell>
          <table:table-cell table:style-name="Links.B2" office:value-type="string">
            <text:p text:style-name="Table_20_Contents">/users/add</text:p>
          </table:table-cell>
        </table:table-row>
        <table:table-row>
          <table:table-cell table:style-name="Links.A2" office:value-type="string">
            <text:p text:style-name="Table_20_Contents">Benutzerdaten editieren (/F0432/)</text:p>
          </table:table-cell>
          <table:table-cell table:style-name="Links.B2" office:value-type="string">
            <text:p text:style-name="Table_20_Contents">/users/edit/&lt;Primärschlüssel&gt;</text:p>
          </table:table-cell>
        </table:table-row>
        <table:table-row>
          <table:table-cell table:style-name="Links.A2" office:value-type="string">
            <text:p text:style-name="Table_20_Contents">Benutzer löschen (/F0433/) ?</text:p>
          </table:table-cell>
          <table:table-cell table:style-name="Links.B2" office:value-type="string">
            <text:p text:style-name="Table_20_Contents">nötig?</text:p>
          </table:table-cell>
        </table:table-row>
        <table:table-row>
          <table:table-cell table:style-name="Links.A2" office:value-type="string">
            <text:p text:style-name="Table_20_Contents">Ferientermine eintragen (/F0440/)</text:p>
          </table:table-cell>
          <table:table-cell table:style-name="Links.B2" office:value-type="string">
            <text:p text:style-name="Table_20_Contents">nötig?</text:p>
          </table:table-cell>
        </table:table-row>
        <table:table-row>
          <table:table-cell table:style-name="Links.A2" office:value-type="string">
            <text:p text:style-name="Table_20_Contents">Statistik (/F0450/)</text:p>
          </table:table-cell>
          <table:table-cell table:style-name="Links.B2" office:value-type="string">
            <text:p text:style-name="Table_20_Contents">/statistics</text:p>
          </table:table-cell>
        </table:table-row>
        <table:table-row>
          <table:table-cell table:style-name="Links.A2" office:value-type="string">
            <text:p text:style-name="Table_20_Contents">Monat der Statistik wechseln (/F0451/)</text:p>
          </table:table-cell>
          <table:table-cell table:style-name="Links.B2" office:value-type="string">
            <text:p text:style-name="Table_20_Contents">/statistic/index/&lt;Jahr&gt;/&lt;Monat&gt;</text:p>
            <text:p text:style-name="Table_20_Contents">/statistic/interval/&lt;Anfangsdatum&gt;/&lt;Enddatum&gt;</text:p>
          </table:table-cell>
        </table:table-row>
        <table:table-row>
          <table:table-cell table:style-name="Links.A2" office:value-type="string">
            <text:p text:style-name="Table_20_Contents">DB-Sicherung /- Wiederherstellung (/F0461/ und (/F0462/)</text:p>
          </table:table-cell>
          <table:table-cell table:style-name="Links.B2" office:value-type="string">
            <text:p text:style-name="Table_20_Contents">/backup</text:p>
          </table:table-cell>
        </table:table-row>
        <table:table-row>
          <table:table-cell table:style-name="Links.A2" office:value-type="string">
            <text:p text:style-name="Table_20_Contents">Spaltenverwaltung (/F0480/)</text:p>
          </table:table-cell>
          <table:table-cell table:style-name="Links.B2" office:value-type="string">
            <text:p text:style-name="Table_20_Contents">/columns</text:p>
          </table:table-cell>
        </table:table-row>
        <table:table-row>
          <table:table-cell table:style-name="Links.A2" office:value-type="string">
            <text:p text:style-name="Table_20_Contents">Spalte anlegen (/F0481/)</text:p>
          </table:table-cell>
          <table:table-cell table:style-name="Links.B2" office:value-type="string">
            <text:p text:style-name="Table_20_Contents">/columns/add</text:p>
          </table:table-cell>
        </table:table-row>
        <table:table-row>
          <table:table-cell table:style-name="Links.A2" office:value-type="string">
            <text:p text:style-name="Table_20_Contents">Spalte verwalten (/F0482/)</text:p>
          </table:table-cell>
          <table:table-cell table:style-name="Links.B2" office:value-type="string">
            <text:p text:style-name="Table_20_Contents">/columns/edit/&lt;Primärschlüssel&gt;</text:p>
          </table:table-cell>
        </table:table-row>
        <table:table-row>
          <table:table-cell table:style-name="Links.A2" office:value-type="string">
            <text:p text:style-name="Table_20_Contents">Reihenfolge der Spalten ändern (/F0484/)</text:p>
          </table:table-cell>
          <table:table-cell table:style-name="Links.B2" office:value-type="string">
            <text:p text:style-name="Table_20_Contents">nötig?</text:p>
          </table:table-cell>
        </table:table-row>
        <table:table-row>
          <table:table-cell table:style-name="Links.A2" office:value-type="string">
            <text:p text:style-name="Table_20_Contents">Druckversion (/F0490/)</text:p>
          </table:table-cell>
          <table:table-cell table:style-name="Links.B2" office:value-type="string">
            <text:p text:style-name="Table_20_Contents">/plan/print</text:p>
            <text:p text:style-name="Table_20_Contents">/plan/print/&lt;Jahr&gt;/&lt;Monat&gt;/</text:p>
            <text:p text:style-name="Table_20_Contents"/>
            <text:p text:style-name="Table_20_Contents">/contacts/print</text:p>
            <text:p text:style-name="Table_20_Contents"><text:soft-page-break/></text:p>
            <text:p text:style-name="Table_20_Contents">/statistic/pri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L.</meta:initial-creator>
    <meta:creation-date>2014-02-02T12:33:50</meta:creation-date>
    <dc:date>2014-03-25T20:12:39</dc:date>
    <dc:creator>Alex L.</dc:creator>
    <meta:editing-duration>PT1H46M17S</meta:editing-duration>
    <meta:editing-cycles>27</meta:editing-cycles>
    <meta:generator>LibreOffice/3.5$Linux_X86_64 LibreOffice_project/350m1$Build-2</meta:generator>
    <meta:document-statistic meta:table-count="1" meta:image-count="0" meta:object-count="0" meta:page-count="2" meta:paragraph-count="58" meta:word-count="165" meta:character-count="1539" meta:non-whitespace-character-count="1432"/>
  </office:meta>
</office:document-meta>
</file>